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mponentsClientHttpRequest.getHtt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quest.addHeaders( ClassicHttpRequest httpRequest , HttpHeaders head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ComponentsClientHttpRequest.HttpComponentsClientHttpRequest( HttpClient client , ClassicHttpRequest request , Http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ComponentsClientHttpRequest.executeInternal( HttpHeaders headers , byte [ ] buffered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ComponentsClientHttpRequest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Components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